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41D6E4039F906601.jpg" manifest:media-type="image/jpeg"/>
  <manifest:file-entry manifest:full-path="Pictures/100000000000001E0000001A9E94BDC44592995A.jpg" manifest:media-type="image/jpeg"/>
  <manifest:file-entry manifest:full-path="Pictures/10000000000006E20000052A2C9CB1CEF7AAA186.jpg" manifest:media-type="image/jpeg"/>
  <manifest:file-entry manifest:full-path="Pictures/10000000000006E20000052AB3D5DD96AD3A44D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_20_1-title">
      <style:graphic-properties draw:auto-grow-height="true" fo:min-height="3.506cm"/>
      <style:paragraph-properties style:writing-mode="lr-tb"/>
    </style:style>
    <style:style style:name="pr4" style:family="presentation" style:parent-style-name="Default_20_1-outline1">
      <style:graphic-properties draw:stroke="none" draw:fill="none" fo:min-height="11.932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9E94BDC44592995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1D6E4039F906601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9cm" svg:height="3.506cm" svg:x="1.733cm" svg:y="4.581cm" presentation:class="title" presentation:user-transformed="true">
          <draw:text-box>
            <text:p><text:span text:style-name="T1">Embedded Linux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3" draw:text-style-name="P3" draw:layer="layout" svg:width="25.199cm" svg:height="3.506cm" svg:x="1.398cm" svg:y="0.836cm" presentation:class="title">
          <draw:text-box>
            <text:p>Out Line</text:p>
          </draw:text-box>
        </draw:frame>
        <draw:frame presentation:style-name="pr4" draw:text-style-name="P4" draw:layer="layout" svg:width="24.639cm" svg:height="12.179cm" svg:x="2.793cm" svg:y="5.093cm" presentation:class="outline" presentation:user-transformed="true">
          <draw:text-box>
            <text:list text:style-name="L2">
              <text:list-item>
                <text:p><text:s text:c="2"/>CH01 Introduction to Embedded System</text:p>
              </text:list-item>
              <text:list-item>
                <text:p><text:span text:style-name="T2"><text:s text:c="2"/></text:span><text:span text:style-name="T2">CH02 </text:span>Introduction Rockpi </text:p>
              </text:list-item>
              <text:list-item>
                <text:p><text:s text:c="2"/>CH03 Embedded Linux Arch </text:p>
              </text:list-item>
              <text:list-item>
                <text:p><text:s text:c="2"/>CH04 Basic Software And Tool</text:p>
              </text:list-item>
              <text:list-item>
                <text:p><text:s text:c="2"/>CH05 Cross-compile Toolchain</text:p>
              </text:list-item>
              <text:list-item>
                <text:p><text:s text:c="2"/>CH06 Introduction to Bootloader (u-boot)</text:p>
              </text:list-item>
              <text:list-item>
                <text:p><text:s text:c="2"/>CH07 Embedded Linux Kernel</text:p>
              </text:list-item>
              <text:list-item>
                <text:p><text:s text:c="2"/>CH08 RootFS<text:tab/></text:p>
              </text:list-item>
              <text:list-item>
                <text:p><text:s text:c="2"/>CH09 Linux Device Driver</text:p>
              </text:list-item>
              <text:list-item>
                <text:p><text:s text:c="2"/>CH10 Control Hardware Dri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B3D5DD96AD3A44D0.jpg" xlink:type="simple" xlink:show="embed" xlink:actuate="onLoad"/>
    <draw:fill-image draw:name="embedded_5f_title" draw:display-name="embedded_title" xlink:href="Pictures/10000000000006E20000052A2C9CB1CEF7AAA18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8cm" fo:text-indent="-0.598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embedded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9E94BDC44592995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41D6E4039F906601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draw:fill-image-width="0cm" draw:fill-image-height="0cm" style:repeat="stretch"/>
    </style:style>
    <style:style style:name="Mdp4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outline1">
      <style:graphic-properties fo:min-height="12.18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9E94BDC44592995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1D6E4039F906601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4.63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8cm" svg:y="0.836cm" presentation:class="title" presentation:placeholder="true">
        <draw:text-box/>
      </draw:frame>
      <draw:frame presentation:style-name="embedded-outline1" draw:layer="backgroundobjects" svg:width="24.599cm" svg:height="12.18cm" svg:x="1.998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8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4cm" svg:y="18.2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398cm" svg:y="0.836cm" presentation:class="title" presentation:placeholder="true">
        <draw:text-box/>
      </draw:frame>
      <draw:frame presentation:style-name="Mpr7" draw:text-style-name="MP13" draw:layer="backgroundobjects" svg:width="24.639cm" svg:height="12.176cm" svg:x="1.398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4cm" svg:y="19.1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8-24T23:07:08</meta:creation-date>
    <dc:date>2023-05-01T12:14:24.857526485</dc:date>
    <meta:editing-duration>PT11H5M57S</meta:editing-duration>
    <meta:editing-cycles>268</meta:editing-cycles>
    <meta:generator>LibreOffice/6.4.7.2$Linux_X86_64 LibreOffice_project/40$Build-2</meta:generator>
    <meta:document-statistic meta:object-count="48"/>
  </office:meta>
</office:document-meta>
</file>